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Wrapper.setLo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aliburDataSourceFactory.initialize( Map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caliburDataSourceFactory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DataSourceWrapper( DataSourceCompone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isWrapperFor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Wrapper.unwrap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